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1.825cm" table:align="left" style:shadow="none"/>
    </style:style>
    <style:style style:name="Taula1.A" style:family="table-column">
      <style:table-column-properties style:column-width="2.956cm"/>
    </style:style>
    <style:style style:name="Taula1.A1" style:family="table-cell">
      <style:table-cell-properties fo:background-color="transparent" fo:padding="0.049cm" fo:border-left="0.019cm solid #0066cc" fo:border-right="none" fo:border-top="0.019cm solid #0066cc" fo:border-bottom="0.019cm solid #0066cc">
        <style:background-image/>
      </style:table-cell-properties>
    </style:style>
    <style:style style:name="Taula1.B1" style:family="table-cell">
      <style:table-cell-properties fo:padding="0.049cm" fo:border-left="0.019cm solid #0066cc" fo:border-right="none" fo:border-top="0.019cm solid #0066cc" fo:border-bottom="0.019cm solid #0066cc"/>
    </style:style>
    <style:style style:name="Taula1.D1" style:family="table-cell">
      <style:table-cell-properties fo:padding="0.049cm" fo:border="0.019cm solid #0066cc"/>
    </style:style>
    <style:style style:name="Taula1.A2" style:family="table-cell">
      <style:table-cell-properties fo:background-color="#ffff66" fo:padding="0.049cm" fo:border-left="0.019cm solid #0066cc" fo:border-right="none" fo:border-top="none" fo:border-bottom="0.019cm solid #0066cc">
        <style:background-image/>
      </style:table-cell-properties>
    </style:style>
    <style:style style:name="Taula1.D2" style:family="table-cell">
      <style:table-cell-properties fo:background-color="#ffff66" fo:padding="0.049cm" fo:border-left="0.019cm solid #0066cc" fo:border-right="0.019cm solid #0066cc" fo:border-top="none" fo:border-bottom="0.019cm solid #0066cc">
        <style:background-image/>
      </style:table-cell-properties>
    </style:style>
    <style:style style:name="Taula1.A7" style:family="table-cell">
      <style:table-cell-properties fo:background-color="#eb613d" fo:padding="0.049cm" fo:border-left="0.019cm solid #0066cc" fo:border-right="none" fo:border-top="none" fo:border-bottom="0.019cm solid #0066cc">
        <style:background-image/>
      </style:table-cell-properties>
    </style:style>
    <style:style style:name="Taula1.D7" style:family="table-cell">
      <style:table-cell-properties fo:background-color="#eb613d" fo:padding="0.049cm" fo:border-left="0.019cm solid #0066cc" fo:border-right="0.019cm solid #0066cc" fo:border-top="none" fo:border-bottom="0.019cm solid #0066cc">
        <style:background-image/>
      </style:table-cell-properties>
    </style:style>
    <style:style style:name="Taula1.A10" style:family="table-cell">
      <style:table-cell-properties fo:background-color="#ccccff" fo:padding="0.049cm" fo:border-left="0.019cm solid #0066cc" fo:border-right="none" fo:border-top="none" fo:border-bottom="0.019cm solid #0066cc">
        <style:background-image/>
      </style:table-cell-properties>
    </style:style>
    <style:style style:name="Taula1.D10" style:family="table-cell">
      <style:table-cell-properties fo:background-color="#ccccff" fo:padding="0.049cm" fo:border-left="0.019cm solid #0066cc" fo:border-right="0.019cm solid #0066cc" fo:border-top="none" fo:border-bottom="0.019cm solid #0066cc">
        <style:background-image/>
      </style:table-cell-properties>
    </style:style>
    <style:style style:name="Taula1.A15" style:family="table-cell">
      <style:table-cell-properties fo:background-color="#23ff23" fo:padding="0.049cm" fo:border-left="0.019cm solid #0066cc" fo:border-right="none" fo:border-top="none" fo:border-bottom="0.019cm solid #0066cc">
        <style:background-image/>
      </style:table-cell-properties>
    </style:style>
    <style:style style:name="Taula1.D15" style:family="table-cell">
      <style:table-cell-properties fo:background-color="#23ff23" fo:padding="0.049cm" fo:border-left="0.019cm solid #0066cc" fo:border-right="0.019cm solid #0066cc" fo:border-top="none" fo:border-bottom="0.019cm solid #0066cc">
        <style:background-image/>
      </style:table-cell-properties>
    </style:style>
    <style:style style:name="Taula1.A19" style:family="table-cell">
      <style:table-cell-properties fo:background-color="#00b8ff" fo:padding="0.049cm" fo:border-left="0.019cm solid #0066cc" fo:border-right="none" fo:border-top="none" fo:border-bottom="0.019cm solid #0066cc">
        <style:background-image/>
      </style:table-cell-properties>
    </style:style>
    <style:style style:name="Taula1.D19" style:family="table-cell">
      <style:table-cell-properties fo:background-color="#00b8ff" fo:padding="0.049cm" fo:border-left="0.019cm solid #0066cc" fo:border-right="0.019cm solid #0066cc" fo:border-top="none" fo:border-bottom="0.019cm solid #0066cc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ïsos i capitals del món</text:h>
      <text:p text:style-name="P1"/>
      <table:table table:name="Taula1" table:style-name="Taula1">
        <table:table-column table:style-name="Taula1.A" table:number-columns-repeated="4"/>
        <table:table-header-rows>
          <table:table-row>
            <table:table-cell table:style-name="Taula1.A1" office:value-type="string">
              <text:p text:style-name="P2">País</text:p>
            </table:table-cell>
            <table:table-cell table:style-name="Taula1.B1" office:value-type="string">
              <text:p text:style-name="P2">Capital</text:p>
            </table:table-cell>
            <table:table-cell table:style-name="Taula1.B1" office:value-type="string">
              <text:p text:style-name="P2">Continent</text:p>
            </table:table-cell>
            <table:table-cell table:style-name="Taula1.D1" office:value-type="string">
              <text:p text:style-name="P2">Situació</text:p>
            </table:table-cell>
          </table:table-row>
        </table:table-header-rows>
        <table:table-row>
          <table:table-cell table:style-name="Taula1.A2" office:value-type="string">
            <text:p text:style-name="P3">Algèria</text:p>
          </table:table-cell>
          <table:table-cell table:style-name="Taula1.A2" office:value-type="string">
            <text:p text:style-name="P3">Alger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Kenya</text:p>
          </table:table-cell>
          <table:table-cell table:style-name="Taula1.A2" office:value-type="string">
            <text:p text:style-name="P3">Nairobi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Sudan</text:p>
          </table:table-cell>
          <table:table-cell table:style-name="Taula1.A2" office:value-type="string">
            <text:p text:style-name="P3">Khartum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Marroc</text:p>
          </table:table-cell>
          <table:table-cell table:style-name="Taula1.A2" office:value-type="string">
            <text:p text:style-name="P3">Rabat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2" office:value-type="string">
            <text:p text:style-name="P3">Gabon</text:p>
          </table:table-cell>
          <table:table-cell table:style-name="Taula1.A2" office:value-type="string">
            <text:p text:style-name="P3">Libreville</text:p>
          </table:table-cell>
          <table:table-cell table:style-name="Taula1.A2" office:value-type="string">
            <text:p text:style-name="P3">Àfrica</text:p>
          </table:table-cell>
          <table:table-cell table:style-name="Taula1.D2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Uruguai</text:p>
          </table:table-cell>
          <table:table-cell table:style-name="Taula1.A7" office:value-type="string">
            <text:p text:style-name="P3">Montevideo</text:p>
          </table:table-cell>
          <table:table-cell table:style-name="Taula1.A7" office:value-type="string">
            <text:p text:style-name="P3">Amèrica</text:p>
          </table:table-cell>
          <table:table-cell table:style-name="Taula1.D7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Perú</text:p>
          </table:table-cell>
          <table:table-cell table:style-name="Taula1.A7" office:value-type="string">
            <text:p text:style-name="P3">Lima</text:p>
          </table:table-cell>
          <table:table-cell table:style-name="Taula1.A7" office:value-type="string">
            <text:p text:style-name="P3">Amèrica</text:p>
          </table:table-cell>
          <table:table-cell table:style-name="Taula1.D7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Bolívia</text:p>
          </table:table-cell>
          <table:table-cell table:style-name="Taula1.A7" office:value-type="string">
            <text:p text:style-name="P3">Sucre</text:p>
          </table:table-cell>
          <table:table-cell table:style-name="Taula1.A7" office:value-type="string">
            <text:p text:style-name="P3">Amèrica</text:p>
          </table:table-cell>
          <table:table-cell table:style-name="Taula1.D7" office:value-type="string">
            <text:p text:style-name="P3">Interior</text:p>
          </table:table-cell>
        </table:table-row>
        <table:table-row>
          <table:table-cell table:style-name="Taula1.A10" office:value-type="string">
            <text:p text:style-name="P4">Cuba</text:p>
          </table:table-cell>
          <table:table-cell table:style-name="Taula1.A10" office:value-type="string">
            <text:p text:style-name="P4">L'Havana</text:p>
          </table:table-cell>
          <table:table-cell table:style-name="Taula1.A10" office:value-type="string">
            <text:p text:style-name="P3">Amèrica</text:p>
          </table:table-cell>
          <table:table-cell table:style-name="Taula1.D10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Venezuela</text:p>
          </table:table-cell>
          <table:table-cell table:style-name="Taula1.A7" office:value-type="string">
            <text:p text:style-name="P3">Caracas</text:p>
          </table:table-cell>
          <table:table-cell table:style-name="Taula1.A7" office:value-type="string">
            <text:p text:style-name="P3">Amèrica</text:p>
          </table:table-cell>
          <table:table-cell table:style-name="Taula1.D7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Canadà</text:p>
          </table:table-cell>
          <table:table-cell table:style-name="Taula1.A7" office:value-type="string">
            <text:p text:style-name="P3">Ottawa</text:p>
          </table:table-cell>
          <table:table-cell table:style-name="Taula1.A7" office:value-type="string">
            <text:p text:style-name="P3">Amèrica</text:p>
          </table:table-cell>
          <table:table-cell table:style-name="Taula1.D7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Mèxic</text:p>
          </table:table-cell>
          <table:table-cell table:style-name="Taula1.A7" office:value-type="string">
            <text:p text:style-name="P3">Ciutat de Mèxic</text:p>
          </table:table-cell>
          <table:table-cell table:style-name="Taula1.A7" office:value-type="string">
            <text:p text:style-name="P3">Amèrica</text:p>
          </table:table-cell>
          <table:table-cell table:style-name="Taula1.D7" office:value-type="string">
            <text:p text:style-name="P3">Costaner</text:p>
          </table:table-cell>
        </table:table-row>
        <table:table-row>
          <table:table-cell table:style-name="Taula1.A7" office:value-type="string">
            <text:p text:style-name="P3">Xina</text:p>
          </table:table-cell>
          <table:table-cell table:style-name="Taula1.A7" office:value-type="string">
            <text:p text:style-name="P3">Pequín</text:p>
          </table:table-cell>
          <table:table-cell table:style-name="Taula1.A7" office:value-type="string">
            <text:p text:style-name="P3">Àsia</text:p>
          </table:table-cell>
          <table:table-cell table:style-name="Taula1.D7" office:value-type="string">
            <text:p text:style-name="P3">Costaner</text:p>
          </table:table-cell>
        </table:table-row>
        <table:table-row>
          <table:table-cell table:style-name="Taula1.A15" office:value-type="string">
            <text:p text:style-name="P3">Afganistan</text:p>
          </table:table-cell>
          <table:table-cell table:style-name="Taula1.A15" office:value-type="string">
            <text:p text:style-name="P3">Kabul</text:p>
          </table:table-cell>
          <table:table-cell table:style-name="Taula1.A15" office:value-type="string">
            <text:p text:style-name="P3">Àsia</text:p>
          </table:table-cell>
          <table:table-cell table:style-name="Taula1.D15" office:value-type="string">
            <text:p text:style-name="P3">Interior</text:p>
          </table:table-cell>
        </table:table-row>
        <table:table-row>
          <table:table-cell table:style-name="Taula1.A15" office:value-type="string">
            <text:p text:style-name="P3">Índia</text:p>
          </table:table-cell>
          <table:table-cell table:style-name="Taula1.A15" office:value-type="string">
            <text:p text:style-name="P3">Nova Delhi</text:p>
          </table:table-cell>
          <table:table-cell table:style-name="Taula1.A15" office:value-type="string">
            <text:p text:style-name="P3">Àsia</text:p>
          </table:table-cell>
          <table:table-cell table:style-name="Taula1.D15" office:value-type="string">
            <text:p text:style-name="P3">Costaner</text:p>
          </table:table-cell>
        </table:table-row>
        <table:table-row>
          <table:table-cell table:style-name="Taula1.A15" office:value-type="string">
            <text:p text:style-name="P3">Japó</text:p>
          </table:table-cell>
          <table:table-cell table:style-name="Taula1.A15" office:value-type="string">
            <text:p text:style-name="P3">Tòquio</text:p>
          </table:table-cell>
          <table:table-cell table:style-name="Taula1.A15" office:value-type="string">
            <text:p text:style-name="P3">Àsia</text:p>
          </table:table-cell>
          <table:table-cell table:style-name="Taula1.D15" office:value-type="string">
            <text:p text:style-name="P3">Costaner</text:p>
          </table:table-cell>
        </table:table-row>
        <table:table-row>
          <table:table-cell table:style-name="Taula1.A15" office:value-type="string">
            <text:p text:style-name="P3">Espanya</text:p>
          </table:table-cell>
          <table:table-cell table:style-name="Taula1.A15" office:value-type="string">
            <text:p text:style-name="P3">Madrid</text:p>
          </table:table-cell>
          <table:table-cell table:style-name="Taula1.A15" office:value-type="string">
            <text:p text:style-name="P3">Europa</text:p>
          </table:table-cell>
          <table:table-cell table:style-name="Taula1.D15" office:value-type="string">
            <text:p text:style-name="P3">Costaner</text:p>
          </table:table-cell>
        </table:table-row>
        <table:table-row>
          <table:table-cell table:style-name="Taula1.A19" office:value-type="string">
            <text:p text:style-name="P3">França</text:p>
          </table:table-cell>
          <table:table-cell table:style-name="Taula1.A19" office:value-type="string">
            <text:p text:style-name="P3">París</text:p>
          </table:table-cell>
          <table:table-cell table:style-name="Taula1.A19" office:value-type="string">
            <text:p text:style-name="P3">Europa</text:p>
          </table:table-cell>
          <table:table-cell table:style-name="Taula1.D19" office:value-type="string">
            <text:p text:style-name="P3">Costaner</text:p>
          </table:table-cell>
        </table:table-row>
        <table:table-row>
          <table:table-cell table:style-name="Taula1.A19" office:value-type="string">
            <text:p text:style-name="P3">Romania</text:p>
          </table:table-cell>
          <table:table-cell table:style-name="Taula1.A19" office:value-type="string">
            <text:p text:style-name="P3">Bucarest</text:p>
          </table:table-cell>
          <table:table-cell table:style-name="Taula1.A19" office:value-type="string">
            <text:p text:style-name="P3">Europa</text:p>
          </table:table-cell>
          <table:table-cell table:style-name="Taula1.D19" office:value-type="string">
            <text:p text:style-name="P3">Interior</text:p>
          </table:table-cell>
        </table:table-row>
        <table:table-row>
          <table:table-cell table:style-name="Taula1.A19" office:value-type="string">
            <text:p text:style-name="P3">Liechtenstein</text:p>
          </table:table-cell>
          <table:table-cell table:style-name="Taula1.A19" office:value-type="string">
            <text:p text:style-name="P3">Vaduz</text:p>
          </table:table-cell>
          <table:table-cell table:style-name="Taula1.A19" office:value-type="string">
            <text:p text:style-name="P3">Europa</text:p>
          </table:table-cell>
          <table:table-cell table:style-name="Taula1.D19" office:value-type="string">
            <text:p text:style-name="P3">Interior</text:p>
          </table:table-cell>
        </table:table-row>
        <table:table-row>
          <table:table-cell table:style-name="Taula1.A19" office:value-type="string">
            <text:p text:style-name="P3">Bielorússia</text:p>
          </table:table-cell>
          <table:table-cell table:style-name="Taula1.A19" office:value-type="string">
            <text:p text:style-name="P3">Minsk</text:p>
          </table:table-cell>
          <table:table-cell table:style-name="Taula1.A19" office:value-type="string">
            <text:p text:style-name="P3">Europa</text:p>
          </table:table-cell>
          <table:table-cell table:style-name="Taula1.D19" office:value-type="string">
            <text:p text:style-name="P3">Interior</text:p>
          </table:table-cell>
        </table:table-row>
        <table:table-row>
          <table:table-cell table:style-name="Taula1.A19" office:value-type="string">
            <text:p text:style-name="P3">Itàlia</text:p>
          </table:table-cell>
          <table:table-cell table:style-name="Taula1.A19" office:value-type="string">
            <text:p text:style-name="P3">Roma</text:p>
          </table:table-cell>
          <table:table-cell table:style-name="Taula1.A19" office:value-type="string">
            <text:p text:style-name="P3">Europa</text:p>
          </table:table-cell>
          <table:table-cell table:style-name="Taula1.D19" office:value-type="string">
            <text:p text:style-name="P3">Costaner</text:p>
          </table:table-cell>
        </table:table-row>
        <table:table-row>
          <table:table-cell table:style-name="Taula1.A19" office:value-type="string">
            <text:p text:style-name="P3">Dinamarca</text:p>
          </table:table-cell>
          <table:table-cell table:style-name="Taula1.A19" office:value-type="string">
            <text:p text:style-name="P3">Copenhaguen</text:p>
          </table:table-cell>
          <table:table-cell table:style-name="Taula1.A19" office:value-type="string">
            <text:p text:style-name="P3">Europa</text:p>
          </table:table-cell>
          <table:table-cell table:style-name="Taula1.D19" office:value-type="string">
            <text:p text:style-name="P3">Costaner</text:p>
          </table:table-cell>
        </table:table-row>
        <table:table-row>
          <table:table-cell table:style-name="Taula1.A19" office:value-type="string">
            <text:p text:style-name="P3">Austràlia</text:p>
          </table:table-cell>
          <table:table-cell table:style-name="Taula1.A19" office:value-type="string">
            <text:p text:style-name="P3">Canberra</text:p>
          </table:table-cell>
          <table:table-cell table:style-name="Taula1.A19" office:value-type="string">
            <text:p text:style-name="P3">Oceania</text:p>
          </table:table-cell>
          <table:table-cell table:style-name="Taula1.D19" office:value-type="string">
            <text:p text:style-name="P3">Costan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3T20:59:24.89</meta:creation-date>
    <dc:date>2009-07-23T22:39:27.23</dc:date>
    <meta:editing-duration>PT01H23M28S</meta:editing-duration>
    <meta:editing-cycles>6</meta:editing-cycles>
    <meta:generator>OpenOffice.org/3.0$Win32 OpenOffice.org_project/300m9$Build-9358</meta:generator>
    <meta:document-statistic meta:table-count="1" meta:image-count="0" meta:object-count="0" meta:page-count="1" meta:paragraph-count="101" meta:word-count="108" meta:character-count="718"/>
    <meta:user-defined meta:name="Informació 1"/>
    <meta:user-defined meta:name="Informació 2"/>
    <meta:user-defined meta:name="Informació 3"/>
    <meta:user-defined meta:name="Informació 4"/>
  </office:meta>
</office:document-meta>
</file>